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108"/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022" table:default-cell-style-name="ce1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HOURS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3-22" calcext:value-type="date">
            <text:p>22/03/1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6-03-23" calcext:value-type="date">
            <text:p>23/03/2016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16-03-29" calcext:value-type="date">
            <text:p>29/03/16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6-03-30" calcext:value-type="date">
            <text:p>30/03/16</text:p>
          </table:table-cell>
          <table:table-cell office:value-type="float" office:value="4.5" calcext:value-type="float">
            <text:p>4.5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10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104P0"/>
    </number:currency-style>
    <number:date-style style:name="N108">
      <number:day/>
      <number:text>/</number:text>
      <number:month number:style="long"/>
      <number:text>/</number:text>
      <number:year number:style="long"/>
    </number:date-style>
    <number:currency-style style:name="N10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16:23:01.540467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Lachlan Gordon Stoney</meta:initial-creator>
    <meta:creation-date>2016-03-22T12:52:39Z</meta:creation-date>
    <dc:date>2016-03-30T16:23:14.349229859</dc:date>
    <meta:editing-cycles>4</meta:editing-cycles>
    <meta:editing-duration>P0D</meta:editing-duration>
    <meta:document-statistic meta:table-count="1" meta:cell-count="10" meta:object-count="0"/>
  </office:meta>
</office:document-meta>
</file>